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Object_100_Entity.getF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6( Long f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0( Long f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7( Long f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6( Long f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2( Long f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0( Long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5( Long f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8( Long f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9( Long f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5( Long f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7( Long f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( Long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5( Long f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6( Long f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3( Long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4( Long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2( Long f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9( Long f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3( Long f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3( Long f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5( Long f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5( Long f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0( Long f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7( Long f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8( Long f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9( Long f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( Long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4( Long f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9( Long f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0( Long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4( Long f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1( Long f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( Long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2( Long f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8( Long f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9( Long f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3( Long f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7( Long f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2( Long f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8( Long f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9( Long f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3( Long f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( Lo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0( Long f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4( Long f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1( Long f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0( Long f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8( Long f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( Long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0( Long f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8( Long f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2( Long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0( Long f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8( Long f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6( Long f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( Long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1( Long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( Long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1( Long f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9( Long f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2( Long f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4( Long f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2( Long f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4( Long f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4( Long f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4( Long f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1( Long f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6( Long f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9( Long f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1( Long f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2( Long f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6( Long f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( Long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0( Long f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5( Long f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9( Long f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5( Long f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15( Long f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8( Long f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0( Long f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1( Long f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2( Long f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( Long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3( Long f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5( Long f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3( Long f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4( Long f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3( Long f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1( Long f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7( Long f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26( Long f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31( Long f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6( Long f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7( Long f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48( Long f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93( Long f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76( Long f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67( Long f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57( Long f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setF87( Long f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Object_100_Entity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